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ffe994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">
      <style:table-cell-properties fo:background-color="#ffe994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 style:data-style-name="N4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10" table:default-cell-style-name="ce8"/>
        <table:table-column table:style-name="co1" table:number-columns-repeated="2" table:default-cell-style-name="ce9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1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4" table:number-rows-spanned="1">
            <text:p>Quadern del professor</text:p>
          </table:table-cell>
          <table:covered-table-cell table:number-columns-repeated="13" table:style-name="ce1"/>
          <table:table-cell table:style-name="ce3"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Alumnat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Pràctiqu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xercici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xàmens</text:p>
          </table:table-cell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Treball</text:p>
          </table:table-cell>
          <table:covered-table-cell table:style-name="ce1"/>
          <table:table-cell table:style-name="ce1" office:value-type="string" calcext:value-type="string" table:number-columns-spanned="1" table:number-rows-spanned="3">
            <text:p>Nota final [1]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ognom</text:p>
          </table:table-cell>
          <table:table-cell table:style-name="ce1" office:value-type="string" calcext:value-type="string" table:number-columns-spanned="1" table:number-rows-spanned="2">
            <text:p>Nom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E2</text:p>
          </table:table-cell>
          <table:table-cell table:style-name="ce1" office:value-type="string" calcext:value-type="string">
            <text:p>E3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A Casa</text:p>
          </table:table-cell>
          <table:table-cell table:style-name="ce1" office:value-type="string" calcext:value-type="string">
            <text:p>A Classe</text:p>
          </table:table-cell>
          <table:covered-table-cell table:style-name="ce1"/>
          <table:table-cell table:style-name="ce3" table:number-columns-repeated="2"/>
        </table:table-row>
        <table:table-row table:style-name="ro1">
          <table:table-cell/>
          <table:covered-table-cell table:number-columns-repeated="2" table:style-name="ce1"/>
          <table:table-cell table:style-name="ce7" office:value-type="percentage" office:value="0.3" calcext:value-type="percentage" table:number-columns-spanned="3" table:number-rows-spanned="1">
            <text:p>30,00 %</text:p>
          </table:table-cell>
          <table:covered-table-cell table:number-columns-repeated="2" table:style-name="ce1"/>
          <table:table-cell table:style-name="ce7" office:value-type="percentage" office:value="0.1" calcext:value-type="percentage" table:number-columns-spanned="3" table:number-rows-spanned="1">
            <text:p>10,00 %</text:p>
          </table:table-cell>
          <table:covered-table-cell table:number-columns-repeated="2" table:style-name="ce1"/>
          <table:table-cell table:style-name="ce7" office:value-type="percentage" office:value="0.5" calcext:value-type="percentage" table:number-columns-spanned="3" table:number-rows-spanned="1">
            <text:p>50,00 %</text:p>
          </table:table-cell>
          <table:covered-table-cell table:number-columns-repeated="2" table:style-name="ce1"/>
          <table:table-cell table:style-name="ce7" office:value-type="percentage" office:value="0.1" calcext:value-type="percentage" table:number-columns-spanned="2" table:number-rows-spanned="1">
            <text:p>10,00 %</text:p>
          </table:table-cell>
          <table:covered-table-cell table:number-columns-repeated="2" table:style-name="ce1"/>
          <table:table-cell table:style-name="ce3" table:number-columns-repeated="2"/>
        </table:table-row>
        <table:table-row table:style-name="ro1">
          <table:table-cell/>
          <table:table-cell office:value-type="string" calcext:value-type="string">
            <text:p>Barceló </text:p>
          </table:table-cell>
          <table:table-cell office:value-type="string" calcext:value-type="string">
            <text:p>Hugo</text:p>
          </table:table-cell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8" calcext:value-type="float">
            <text:p>8,00</text:p>
          </table:table-cell>
          <table:table-cell table:number-columns-repeated="2" office:value-type="float" office:value="6" calcext:value-type="float">
            <text:p>6,00</text:p>
          </table:table-cell>
          <table:table-cell office:value-type="float" office:value="4" calcext:value-type="float">
            <text:p>4,00</text:p>
          </table:table-cell>
          <table:table-cell office:value-type="float" office:value="7" calcext:value-type="float">
            <text:p>7,00</text:p>
          </table:table-cell>
          <table:table-cell office:value-type="float" office:value="6" calcext:value-type="float">
            <text:p>6,00</text:p>
          </table:table-cell>
          <table:table-cell office:value-type="float" office:value="9" calcext:value-type="float">
            <text:p>9,00</text:p>
          </table:table-cell>
          <table:table-cell office:value-type="float" office:value="4" calcext:value-type="float">
            <text:p>4,00</text:p>
          </table:table-cell>
          <table:table-cell office:value-type="float" office:value="5" calcext:value-type="float">
            <text:p>5,00</text:p>
          </table:table-cell>
          <table:table-cell table:formula="of:=(([.D6]+[.E6]+[.F6])/3)*[.D$5] + (([.G6]+[.H6]+[.I6])/3)*[.G$5]+(([.J6]+[.K6]+[.L6])/3)*[.J$5]+(([.M6]+[.N6])/2)*[.M$5]" office:value-type="float" office:value="6.75" calcext:value-type="float">
            <text:p>6,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tinez</text:p>
          </table:table-cell>
          <table:table-cell office:value-type="string" calcext:value-type="string">
            <text:p>Oscar</text:p>
          </table:table-cell>
          <table:table-cell office:value-type="float" office:value="7" calcext:value-type="float">
            <text:p>7,00</text:p>
          </table:table-cell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table:number-columns-repeated="2" office:value-type="float" office:value="6" calcext:value-type="float">
            <text:p>6,00</text:p>
          </table:table-cell>
          <table:table-cell office:value-type="float" office:value="4" calcext:value-type="float">
            <text:p>4,00</text:p>
          </table:table-cell>
          <table:table-cell office:value-type="float" office:value="7" calcext:value-type="float">
            <text:p>7,00</text:p>
          </table:table-cell>
          <table:table-cell office:value-type="float" office:value="9" calcext:value-type="float">
            <text:p>9,00</text:p>
          </table:table-cell>
          <table:table-cell office:value-type="float" office:value="6" calcext:value-type="float">
            <text:p>6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table:formula="of:=(([.D7]+[.E7]+[.F7])/3)*[.D$5] + (([.G7]+[.H7]+[.I7])/3)*[.G$5]+(([.J7]+[.K7]+[.L7])/3)*[.J$5]+(([.M7]+[.N7])/2)*[.M$5]" office:value-type="float" office:value="6.7" calcext:value-type="float">
            <text:p>6,7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zaroual</text:p>
          </table:table-cell>
          <table:table-cell office:value-type="string" calcext:value-type="string">
            <text:p>Anas</text:p>
          </table:table-cell>
          <table:table-cell office:value-type="float" office:value="5" calcext:value-type="float">
            <text:p>5,00</text:p>
          </table:table-cell>
          <table:table-cell table:number-columns-repeated="2" office:value-type="float" office:value="6" calcext:value-type="float">
            <text:p>6,00</text:p>
          </table:table-cell>
          <table:table-cell office:value-type="float" office:value="8" calcext:value-type="float">
            <text:p>8,00</text:p>
          </table:table-cell>
          <table:table-cell office:value-type="float" office:value="6" calcext:value-type="float">
            <text:p>6,00</text:p>
          </table:table-cell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6" calcext:value-type="float">
            <text:p>6,00</text:p>
          </table:table-cell>
          <table:table-cell office:value-type="float" office:value="8" calcext:value-type="float">
            <text:p>8,00</text:p>
          </table:table-cell>
          <table:table-cell office:value-type="float" office:value="5" calcext:value-type="float">
            <text:p>5,00</text:p>
          </table:table-cell>
          <table:table-cell office:value-type="float" office:value="7" calcext:value-type="float">
            <text:p>7,00</text:p>
          </table:table-cell>
          <table:table-cell table:formula="of:=(([.D8]+[.E8]+[.F8])/3)*[.D$5] + (([.G8]+[.H8]+[.I8])/3)*[.G$5]+(([.J8]+[.K8]+[.L8])/3)*[.J$5]+(([.M8]+[.N8])/2)*[.M$5]" office:value-type="float" office:value="6.53333333333333" calcext:value-type="float">
            <text:p>6,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njo</text:p>
          </table:table-cell>
          <table:table-cell office:value-type="string" calcext:value-type="string">
            <text:p>Joan</text:p>
          </table:table-cell>
          <table:table-cell office:value-type="float" office:value="5" calcext:value-type="float">
            <text:p>5,00</text:p>
          </table:table-cell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5" calcext:value-type="float">
            <text:p>5,00</text:p>
          </table:table-cell>
          <table:table-cell office:value-type="float" office:value="7" calcext:value-type="float">
            <text:p>7,00</text:p>
          </table:table-cell>
          <table:table-cell office:value-type="float" office:value="8" calcext:value-type="float">
            <text:p>8,00</text:p>
          </table:table-cell>
          <table:table-cell office:value-type="float" office:value="5" calcext:value-type="float">
            <text:p>5,00</text:p>
          </table:table-cell>
          <table:table-cell office:value-type="float" office:value="7" calcext:value-type="float">
            <text:p>7,00</text:p>
          </table:table-cell>
          <table:table-cell office:value-type="float" office:value="9" calcext:value-type="float">
            <text:p>9,00</text:p>
          </table:table-cell>
          <table:table-cell office:value-type="float" office:value="7" calcext:value-type="float">
            <text:p>7,00</text:p>
          </table:table-cell>
          <table:table-cell office:value-type="float" office:value="9" calcext:value-type="float">
            <text:p>9,00</text:p>
          </table:table-cell>
          <table:table-cell table:formula="of:=(([.D9]+[.E9]+[.F9])/3)*[.D$5] + (([.G9]+[.H9]+[.I9])/3)*[.G$5]+(([.J9]+[.K9]+[.L9])/3)*[.J$5]+(([.M9]+[.N9])/2)*[.M$5]" office:value-type="float" office:value="6.76666666666667" calcext:value-type="float">
            <text:p>6,7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lives</text:p>
          </table:table-cell>
          <table:table-cell office:value-type="string" calcext:value-type="string">
            <text:p>Clara</text:p>
          </table:table-cell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</text:p>
          </table:table-cell>
          <table:table-cell office:value-type="float" office:value="5" calcext:value-type="float">
            <text:p>5,00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</text:p>
          </table:table-cell>
          <table:table-cell office:value-type="float" office:value="7" calcext:value-type="float">
            <text:p>7,00</text:p>
          </table:table-cell>
          <table:table-cell office:value-type="float" office:value="5" calcext:value-type="float">
            <text:p>5,00</text:p>
          </table:table-cell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table:formula="of:=(([.D10]+[.E10]+[.F10])/3)*[.D$5] + (([.G10]+[.H10]+[.I10])/3)*[.G$5]+(([.J10]+[.K10]+[.L10])/3)*[.J$5]+(([.M10]+[.N10])/2)*[.M$5]" office:value-type="float" office:value="5.61666666666667" calcext:value-type="float">
            <text:p>5,6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rber</text:p>
          </table:table-cell>
          <table:table-cell office:value-type="string" calcext:value-type="string">
            <text:p>Jordi</text:p>
          </table:table-cell>
          <table:table-cell table:number-columns-repeated="2" office:value-type="float" office:value="8" calcext:value-type="float">
            <text:p>8,00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</text:p>
          </table:table-cell>
          <table:table-cell office:value-type="float" office:value="5" calcext:value-type="float">
            <text:p>5,00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</text:p>
          </table:table-cell>
          <table:table-cell office:value-type="float" office:value="5" calcext:value-type="float">
            <text:p>5,00</text:p>
          </table:table-cell>
          <table:table-cell office:value-type="float" office:value="0" calcext:value-type="float">
            <text:p>0,00</text:p>
          </table:table-cell>
          <table:table-cell table:formula="of:=(([.D11]+[.E11]+[.F11])/3)*[.D$5] + (([.G11]+[.H11]+[.I11])/3)*[.G$5]+(([.J11]+[.K11]+[.L11])/3)*[.J$5]+(([.M11]+[.N11])/2)*[.M$5]" office:value-type="float" office:value="4.21666666666667" calcext:value-type="float">
            <text:p>4,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u</text:p>
          </table:table-cell>
          <table:table-cell office:value-type="string" calcext:value-type="string">
            <text:p>Federico</text:p>
          </table:table-cell>
          <table:table-cell table:number-columns-repeated="11"/>
          <table:table-cell table:formula="of:=(([.D12]+[.E12]+[.F12])/3)*[.D$5] + (([.G12]+[.H12]+[.I12])/3)*[.G$5]+(([.J12]+[.K12]+[.L12])/3)*[.J$5]+(([.M12]+[.N12])/2)*[.M$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sorio</text:p>
          </table:table-cell>
          <table:table-cell office:value-type="string" calcext:value-type="string">
            <text:p>Sebastian</text:p>
          </table:table-cell>
          <table:table-cell table:number-columns-repeated="11"/>
          <table:table-cell table:formula="of:=(([.D13]+[.E13]+[.F13])/3)*[.D$5] + (([.G13]+[.H13]+[.I13])/3)*[.G$5]+(([.J13]+[.K13]+[.L13])/3)*[.J$5]+(([.M13]+[.N13])/2)*[.M$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iay</text:p>
          </table:table-cell>
          <table:table-cell office:value-type="string" calcext:value-type="string">
            <text:p>Marc</text:p>
          </table:table-cell>
          <table:table-cell table:number-columns-repeated="11"/>
          <table:table-cell table:formula="of:=(([.D14]+[.E14]+[.F14])/3)*[.D$5] + (([.G14]+[.H14]+[.I14])/3)*[.G$5]+(([.J14]+[.K14]+[.L14])/3)*[.J$5]+(([.M14]+[.N14])/2)*[.M$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lliser</text:p>
          </table:table-cell>
          <table:table-cell office:value-type="string" calcext:value-type="string">
            <text:p>Sergi</text:p>
          </table:table-cell>
          <table:table-cell table:number-columns-repeated="11"/>
          <table:table-cell table:formula="of:=(([.D15]+[.E15]+[.F15])/3)*[.D$5] + (([.G15]+[.H15]+[.I15])/3)*[.G$5]+(([.J15]+[.K15]+[.L15])/3)*[.J$5]+(([.M15]+[.N15])/2)*[.M$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hboune</text:p>
          </table:table-cell>
          <table:table-cell office:value-type="string" calcext:value-type="string">
            <text:p>Ayoub</text:p>
          </table:table-cell>
          <table:table-cell table:number-columns-repeated="11"/>
          <table:table-cell table:formula="of:=(([.D16]+[.E16]+[.F16])/3)*[.D$5] + (([.G16]+[.H16]+[.I16])/3)*[.G$5]+(([.J16]+[.K16]+[.L16])/3)*[.J$5]+(([.M16]+[.N16])/2)*[.M$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anco</text:p>
          </table:table-cell>
          <table:table-cell office:value-type="string" calcext:value-type="string">
            <text:p>Ian</text:p>
          </table:table-cell>
          <table:table-cell table:number-columns-repeated="11"/>
          <table:table-cell table:formula="of:=(([.D17]+[.E17]+[.F17])/3)*[.D$5] + (([.G17]+[.H17]+[.I17])/3)*[.G$5]+(([.J17]+[.K17]+[.L17])/3)*[.J$5]+(([.M17]+[.N17])/2)*[.M$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iudavets</text:p>
          </table:table-cell>
          <table:table-cell office:value-type="string" calcext:value-type="string">
            <text:p>Josep</text:p>
          </table:table-cell>
          <table:table-cell table:number-columns-repeated="11"/>
          <table:table-cell table:formula="of:=(([.D18]+[.E18]+[.F18])/3)*[.D$5] + (([.G18]+[.H18]+[.I18])/3)*[.G$5]+(([.J18]+[.K18]+[.L18])/3)*[.J$5]+(([.M18]+[.N18])/2)*[.M$5]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3" table:number-columns-repeated="1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3" table:number-columns-repeated="12"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09:43:04.082021238</meta:creation-date>
    <dc:date>2024-01-16T12:13:44.153583987</dc:date>
    <meta:editing-duration>PT34M17S</meta:editing-duration>
    <meta:editing-cycles>3</meta:editing-cycles>
    <meta:generator>LibreOffice/7.3.7.2$Linux_X86_64 LibreOffice_project/30$Build-2</meta:generator>
    <meta:document-statistic meta:table-count="1" meta:cell-count="129" meta:object-count="0"/>
  </office:meta>
</office:document-meta>
</file>